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1136e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1136e9" officeooo:paragraph-rsid="001136e9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1"/>
      <text:p text:style-name="P1"/>
      <text:p text:style-name="P1"/>
      <text:p text:style-name="P1"/>
      <text:p text:style-name="P1"/>
      <text:p text:style-name="P2">Лабораторная работа №1</text:p>
      <text:p text:style-name="P2"/>
      <text:p text:style-name="P6">Оценка состояния сердечно-сосудистой системы методом пульсовой волны</text:p>
      <text:p text:style-name="P3"/>
      <text:p text:style-name="P4"/>
      <text:p text:style-name="P4">Выполнил:</text:p>
      <text:p text:style-name="P4">студент группы Б0Х-ХХХ</text:p>
      <text:p text:style-name="P4">Имя Фамилия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Долгопрудный, 2021</text:p>
      <text:table-of-content text:style-name="Sect1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10"><text:a xlink:type="simple" xlink:href="#__RefHeading___Toc300_3093530741" text:style-name="Index_20_Link" text:visited-style-name="Index_20_Link">1. Введение<text:tab/>3</text:a></text:p>
          <text:p text:style-name="P11"><text:a xlink:type="simple" xlink:href="#__RefHeading___Toc302_3093530741" text:style-name="Index_20_Link" text:visited-style-name="Index_20_Link">Цели:<text:tab/>3</text:a></text:p>
          <text:p text:style-name="P11"><text:a xlink:type="simple" xlink:href="#__RefHeading___Toc304_3093530741" text:style-name="Index_20_Link" text:visited-style-name="Index_20_Link">Задачи:<text:tab/>3</text:a></text:p>
          <text:p text:style-name="P10"><text:a xlink:type="simple" xlink:href="#__RefHeading___Toc306_3093530741" text:style-name="Index_20_Link" text:visited-style-name="Index_20_Link">2. Теория<text:tab/>4</text:a></text:p>
          <text:p text:style-name="P10"><text:a xlink:type="simple" xlink:href="#__RefHeading___Toc308_3093530741" text:style-name="Index_20_Link" text:visited-style-name="Index_20_Link">3. Выполнение<text:tab/>5</text:a></text:p>
          <text:p text:style-name="P10"><text:a xlink:type="simple" xlink:href="#__RefHeading___Toc310_3093530741" text:style-name="Index_20_Link" text:visited-style-name="Index_20_Link">4. Вывод<text:tab/>6</text:a></text:p>
        </text:index-body>
      </text:table-of-content>
      <text:p text:style-name="Text_20_body"/>
      <text:h text:style-name="P8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7">При помощи компьютера, аналого-цифрового преобразователя и датчика давления, измерить , вычислить пульс.</text:p>
      <text:h text:style-name="Heading_20_2" text:outline-level="2"><text:bookmark-start text:name="__RefHeading___Toc304_3093530741"/>Задачи:<text:bookmark-end text:name="__RefHeading___Toc304_3093530741"/></text:h>
      <text:p text:style-name="P7">Собрать установку...</text:p>
      <text:p text:style-name="P7">Написать скрипт...</text:p>
      <text:p text:style-name="P7">Откалибровать...</text:p>
      <text:p text:style-name="P7">Измерить артериальное давление...</text:p>
      <text:h text:style-name="P8" text:outline-level="1"><text:bookmark-start text:name="__RefHeading___Toc306_3093530741"/>Теория<text:bookmark-end text:name="__RefHeading___Toc306_3093530741"/></text:h>
      <text:p text:style-name="Text_20_body">В методичке много лишней инфы….. Надо ли?</text:p>
      <text:h text:style-name="P8" text:outline-level="1"><text:bookmark-start text:name="__RefHeading___Toc308_3093530741"/>Выполнение<text:bookmark-end text:name="__RefHeading___Toc308_3093530741"/></text:h>
      <text:h text:style-name="P8" text:outline-level="1"><text:bookmark-start text:name="__RefHeading___Toc310_3093530741"/>Вывод<text:bookmark-end text:name="__RefHeading___Toc310_309353074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4T12:44:17.150495861</dc:date>
    <meta:editing-duration>PT1H21M11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6" meta:paragraph-count="26" meta:word-count="89" meta:character-count="696" meta:non-whitespace-character-count="637"/>
  </office:meta>
</office:document-meta>
</file>